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VE</text:p>
      <text:p text:style-name="P1"/>
      <text:p text:style-name="P2">Partitioning gives effective results when</text:p>
      <text:p text:style-name="P2"><text:tab/>there are limited no of partitions</text:p>
      <text:p text:style-name="P2"><text:tab/>comparatively equal sized partitions</text:p>
      <text:p text:style-name="P2">but this is not possible on all scenarios say if we partition based on country. Some bigger countries will have large partitions while small countries will have small parititons. So in this case partitoning will not be ideal. To overcome this, hive provides bucketing concept. </text:p>
      <text:p text:style-name="P2"/>
      <text:list xml:id="list9081013874005942546" text:style-name="L1">
        <text:list-item>
          <text:p text:style-name="P3">Bucketed table will create almost equally distributed data file parts</text:p>
        </text:list-item>
        <text:list-item>
          <text:p text:style-name="P3">Bucketing concept is based on (hashing function on the bucketed column) mod (by total no of buckets). Hash function depends on the type of bucketing column</text:p>
        </text:list-item>
        <text:list-item>
          <text:p text:style-name="P3">Records with same bucketed column will always be stored in same buckets</text:p>
        </text:list-item>
        <text:list-item>
          <text:p text:style-name="P3">CLUSTERED BY clause is used to divide the table into buckets</text:p>
        </text:list-item>
        <text:list-item>
          <text:p text:style-name="P3">set hive.enforce.bucketing=true</text:p>
        </text:list-item>
        <text:list-item>
          <text:p text:style-name="P3"><text:span text:style-name="T1">CLUSTERED BY colname SORTED BY n BUCKETS</text:span></text:p>
        </text:list-item>
      </text:list>
      <text:p text:style-name="P2">Adv</text:p>
      <text:list xml:id="list6043030010373805692" text:style-name="L2">
        <text:list-item>
          <text:p text:style-name="P4">Bucketing tables offer efficient sampling. With sampling, we can try out queries on a fraction of data for testing and debugging purpose</text:p>
        </text:list-item>
        <text:list-item>
          <text:p text:style-name="P4">As the data files are equal sized parts, map-side joins will be faster on bucketed tables. In Map-side join, a mapper processing a bucket of the left table knows that the matching rows in the right table will be in its corresponding bucket, so it only retrieves that bucket </text:p>
        </text:list-item>
      </text:list>
      <text:p text:style-name="P2"/>
      <text:p text:style-name="P1">Map joins</text:p>
      <text:p text:style-name="P2"><text:tab/>If all but one table is small, largest table can be streamed through mappers while smaller table can be cached in memory. </text:p>
      <text:p text:style-name="P2">Optimization can be also be used for larger tables under certain condns when data for every table is bucketed. Data must be bucketed on keys used in ON clause.</text:p>
      <text:p text:style-name="P2"/>
      <text:p text:style-name="P2">Set hive.optimize.bucketmapjoin=true;</text:p>
      <text:p text:style-name="P2"/>
      <text:p text:style-name="P2">If bucketed tables have same no of buckets and data is sorted by join/bucket keys, then hive can perform even faster sort-merge join. For that below property need to be set</text:p>
      <text:p text:style-name="P2"/>
      <text:p text:style-name="P2">set hive.input.format=org.apache.hadoop.hive.ql.io.BucketizedHiveInputFormat;</text:p>
      <text:p text:style-name="P2">set hive.optimize.bucketmapjoin=true;</text:p>
      <text:p text:style-name="P2">set hive.optimize.bucketmapjoin.sortedmerge=true;</text:p>
      <text:p text:style-name="P2"/>
      <text:p text:style-name="P2">ORDER BY<text:tab/><text:tab/>-<text:tab/>pass through single reducer so it takes enormous time</text:p>
      <text:p text:style-name="P2"/>
      <text:p text:style-name="P2">SORT BY<text:tab/><text:tab/>-<text:tab/>orders data only within each reducer </text:p>
      <text:p text:style-name="P2"/>
      <text:p text:style-name="P2">DISTRIBUTE BY<text:tab/>-<text:tab/>controls how map o/p is divided among reducers. MR computes hash on the keys o/p by mappers and tries to evenly distribute the k-v pairs among the available reducers using hash values</text:p>
      <text:p text:style-name="P2">DISTRIBUTE BY should come before SORT BY</text:p>
      <text:p text:style-name="P2"/>
      <text:p text:style-name="P2"/>
      <text:p text:style-name="P1"><text:soft-page-break/>Advantages of Reduce side join</text:p>
      <text:p text:style-name="P2"><text:tab/>very easy to implement as we are taking adv of inbuilt sorting and shuffling algorithm in the MR framework which combines values of same key and send it to same reducer</text:p>
      <text:p text:style-name="P2"><text:tab/>we can perform join on unstructured data as wel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8T11:32:05.47</meta:creation-date>
    <dc:date>2017-06-18T20:12:10.08</dc:date>
    <meta:editing-duration>PT8H40M2S</meta:editing-duration>
    <meta:editing-cycles>6</meta:editing-cycles>
    <meta:generator>OpenOffice/4.1.2$Win32 OpenOffice.org_project/412m3$Build-9782</meta:generator>
    <meta:document-statistic meta:table-count="0" meta:image-count="0" meta:object-count="0" meta:page-count="2" meta:paragraph-count="29" meta:word-count="405" meta:character-count="2500"/>
  </office:meta>
</office:document-meta>
</file>